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  <style:text-properties officeooo:paragraph-rsid="000ad5e7"/>
    </style:style>
    <style:style style:name="P3" style:family="paragraph" style:parent-style-name="Standard" style:master-page-name="Standard">
      <style:paragraph-properties fo:line-height="150%" fo:text-align="center" style:justify-single-word="false" style:page-number="auto"/>
      <style:text-properties officeooo:paragraph-rsid="000ad5e7"/>
    </style:style>
    <style:style style:name="T1" style:family="text">
      <style:text-properties officeooo:rsid="0009083b"/>
    </style:style>
    <style:style style:name="T2" style:family="text">
      <style:text-properties officeooo:rsid="000ad5e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<text:s/>“A Floresta Dos Espelhos” - SINOPSE</text:span></text:p>
      <text:p text:style-name="P2"><text:span text:style-name="T2"/></text:p>
      <text:p text:style-name="P1">A escola terminara finalmente e o momento mais aguardado do ano estava preso por horas. Simão não cabia em si de contente. Passara o ano inteiro a pensar nestas férias no Alentejo com o seu avô, e mal podia esperar <text:s/>para que as <text:s/>manhãs e as tardes de pescaria que ele tanto adorava tivessem inicio. Era isso que acontecia todos os anos e assim seria desta vez também, ou pelo menos era isso que ele julgava... De facto, tudo começa de forma calma e tranquila como de costume... até ao ponto em que aquilo que devia ser uma simples passeio se transforma numa verdadeira luta pela sobrevivência, numa amaldiçoada caminhada por territórios de horror e mistério. <text:s/>Os dias passados no Alentejo irão marcar Simão e a sua família para sempre...</text:p>
      <text:p text:style-name="P1"/>
      <text:p text:style-name="P1">Perdido num lugar estranho pejado de criaturas fantásticas onde <text:s/>o aguardam mil e um perigos que nunca sequer sonhara existirem, ele vai viver a maior e mais perigosa aventura da sua vida, e no fi<text:span text:style-name="T1">nal</text:span>, o seu maior desejo será apenas regressar vivo para contar a sua história, a quem <text:span text:style-name="T1">nela</text:span> quiser acreditar... </text:p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Cristo</meta:initial-creator>
    <meta:creation-date>2011-04-25T10:28:57</meta:creation-date>
    <dc:date>2012-12-28T23:56:37</dc:date>
    <meta:editing-cycles>6</meta:editing-cycles>
    <meta:editing-duration>PT1H30M46S</meta:editing-duration>
    <meta:generator>LibreOffice/3.6$MacOSX_x86 LibreOffice_project/da8c1e6-fd468f4-454e206-f42a4a9-143cfd</meta:generator>
    <meta:print-date>2012-12-28T23:56:30</meta:print-date>
    <meta:document-statistic meta:table-count="0" meta:image-count="0" meta:object-count="0" meta:page-count="1" meta:paragraph-count="3" meta:word-count="189" meta:character-count="1080" meta:non-whitespace-character-count="888"/>
    <meta:user-defined meta:name="Info 1"/>
    <meta:user-defined meta:name="Info 2"/>
    <meta:user-defined meta:name="Info 3"/>
    <meta:user-defined meta:name="Info 4"/>
  </office:meta>
</office:document-meta>
</file>